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<text:span text:style-name="T1">(Responsabilidades y Atributos)</text:span></text:p>
      <text:p text:style-name="P1">Caso de uso CU0005 – Administrar Página Principal</text:p>
      <text:p text:style-name="P1"/>
      <text:p text:style-name="P8"><text:span text:style-name="T2">Clase</text:span> Página Principal</text:p>
      <text:list xml:id="list121087882" text:style-name="L2">
        <text:list-item>
          <text:p text:style-name="P5">Responsabilidades</text:p>
          <text:list>
            <text:list-item>
              <text:p text:style-name="P7">Mostrar nuevos cumpleaños de Amigos</text:p>
            </text:list-item>
            <text:list-item>
              <text:p text:style-name="P7">Mostrar nuevas Solicitudes de Amistad</text:p>
            </text:list-item>
            <text:list-item>
              <text:p text:style-name="P7">Mostrar nuevas notificaciones</text:p>
            </text:list-item>
            <text:list-item>
              <text:p text:style-name="P7">Mostrar actualizaciones de perfil Amigos</text:p>
            </text:list-item>
          </text:list>
        </text:list-item>
      </text:list>
      <text:p text:style-name="P4"/>
      <text:list xml:id="list192716799" text:continue-numbering="true" text:style-name="L2">
        <text:list-item>
          <text:p text:style-name="P5">Atributos</text:p>
          <text:list>
            <text:list-item>
              <text:p text:style-name="P7">Cantidad notificaciones</text:p>
            </text:list-item>
            <text:list-item>
              <text:p text:style-name="P7">Contador solicitudes nuevas</text:p>
            </text:list-item>
            <text:list-item>
              <text:p text:style-name="P7">Cadena usuario logueado</text:p>
            </text:list-item>
          </text:list>
        </text:list-item>
      </text:list>
      <text:p text:style-name="P6"/>
      <text:p text:style-name="P6"/>
      <text:p text:style-name="P9"><text:span text:style-name="T2">Clase</text:span> Verificador Cumpleaños Amigo</text:p>
      <text:list xml:id="list391531217" text:continue-numbering="true" text:style-name="L2">
        <text:list-item>
          <text:p text:style-name="P5">Responsabilidades</text:p>
          <text:list>
            <text:list-item>
              <text:p text:style-name="P7">Controlar si algún usuario Amigo cumple años en los días predeterminados</text:p>
            </text:list-item>
            <text:list-item>
              <text:p text:style-name="P7">Notificar del evento</text:p>
            </text:list-item>
          </text:list>
        </text:list-item>
      </text:list>
      <text:p text:style-name="P4"/>
      <text:list xml:id="list114719037" text:continue-numbering="true" text:style-name="L2">
        <text:list-item>
          <text:p text:style-name="P5">Atributos</text:p>
          <text:list>
            <text:list-item>
              <text:p text:style-name="P7">Cantidad de días próximos de los Amigos que cumplan años</text:p>
            </text:list-item>
            <text:list-item>
              <text:p text:style-name="P7">Fecha actual</text:p>
            </text:list-item>
            <text:list-item>
              <text:p text:style-name="P7">Amigos del Usuario</text:p>
            </text:list-item>
          </text:list>
        </text:list-item>
      </text:list>
      <text:p text:style-name="P6"/>
      <text:p text:style-name="P6"/>
      <text:p text:style-name="P9"><text:span text:style-name="T2">Clase</text:span> Controlador Solicitudes de Amistad</text:p>
      <text:list xml:id="list611362326" text:continue-numbering="true" text:style-name="L2">
        <text:list-item>
          <text:p text:style-name="P5">Responsabilidades</text:p>
          <text:list>
            <text:list-item>
              <text:p text:style-name="P7">Percibir cuando se produce una nueva Solicitud de Amistad para el Usuario</text:p>
            </text:list-item>
            <text:list-item>
              <text:p text:style-name="P7">Saber de quién es la solicitud </text:p>
            </text:list-item>
            <text:list-item>
              <text:p text:style-name="P7">Saber si el Usuario acepta o no la solicitud </text:p>
            </text:list-item>
          </text:list>
        </text:list-item>
      </text:list>
      <text:p text:style-name="P4"/>
      <text:list xml:id="list664838151" text:continue-numbering="true" text:style-name="L2">
        <text:list-item>
          <text:p text:style-name="P5">Atributos</text:p>
          <text:list>
            <text:list-item>
              <text:p text:style-name="P7">Cantidad de nuevas solicitudes</text:p>
            </text:list-item>
            <text:list-item>
              <text:p text:style-name="P7">Amigo remitente de la solicitud</text:p>
            </text:list-item>
            <text:list-item>
              <text:p text:style-name="P7">Valor de aceptación</text:p>
            </text:list-item>
          </text:list>
        </text:list-item>
      </text:list>
      <text:p text:style-name="P6"/>
      <text:p text:style-name="P6"/>
      <text:p text:style-name="P9"><text:span text:style-name="T2">Clase</text:span> Controlador de Comentarios</text:p>
      <text:list xml:id="list1655885217" text:continue-numbering="true" text:style-name="L2">
        <text:list-item>
          <text:p text:style-name="P5">Responsabilidades</text:p>
          <text:list>
            <text:list-item>
              <text:p text:style-name="P7">Entender cuándo se produce un nuevo comentario en alguna foto</text:p>
            </text:list-item>
            <text:list-item>
              <text:p text:style-name="P7">Saber quién realizó el comentario, en qué foto, y cuándo</text:p>
              <text:p text:style-name="P7"/>
            </text:list-item>
          </text:list>
        </text:list-item>
      </text:list>
      <text:p text:style-name="P4"/>
      <text:list xml:id="list728279705" text:continue-numbering="true" text:style-name="L2">
        <text:list-item>
          <text:p text:style-name="P5"><text:soft-page-break/>Atributos</text:p>
          <text:list>
            <text:list-item>
              <text:p text:style-name="P7">Amigo hacedor del comentario</text:p>
            </text:list-item>
            <text:list-item>
              <text:p text:style-name="P7">Foto dónde se realizó</text:p>
            </text:list-item>
            <text:list-item>
              <text:p text:style-name="P7">Fecha de realización</text:p>
            </text:list-item>
          </text:list>
        </text:list-item>
      </text:list>
      <text:p text:style-name="P6"/>
      <text:p text:style-name="P6"/>
      <text:p text:style-name="P9"><text:span text:style-name="T2">Clase</text:span> Controlador Actualizaciones Perfiles</text:p>
      <text:list xml:id="list889219967" text:continue-numbering="true" text:style-name="L2">
        <text:list-item>
          <text:p text:style-name="P5">Responsabilidades</text:p>
          <text:list>
            <text:list-item>
              <text:p text:style-name="P7">Saber cuándo un Amigo hizo algún cambio en su perfil</text:p>
            </text:list-item>
            <text:list-item>
              <text:p text:style-name="P7">Controlar qué clase de cambio realizó y dónde</text:p>
            </text:list-item>
            <text:list-item>
              <text:p text:style-name="P7">Saber qué amigo lo hizo</text:p>
              <text:p text:style-name="P7"/>
            </text:list-item>
          </text:list>
        </text:list-item>
      </text:list>
      <text:p text:style-name="P4"/>
      <text:list xml:id="list786561627" text:continue-numbering="true" text:style-name="L2">
        <text:list-item>
          <text:p text:style-name="P5">Atributos</text:p>
          <text:list>
            <text:list-item>
              <text:p text:style-name="P7">Amigo actualizador</text:p>
            </text:list-item>
            <text:list-item>
              <text:p text:style-name="P7">Ítem de cambio de perfil</text:p>
            </text:list-item>
            <text:list-item>
              <text:p text:style-name="P7">Fecha de realización</text:p>
            </text:list-item>
          </text:list>
        </text:list-item>
      </text:list>
      <text:p text:style-name="P6"/>
      <text:p text:style-name="P9"><text:span text:style-name="T2">Clase</text:span> Confirmación de Amistad</text:p>
      <text:list xml:id="list1345648145" text:continue-numbering="true" text:style-name="L2">
        <text:list-item>
          <text:p text:style-name="P5">Responsabilidades</text:p>
          <text:list>
            <text:list-item>
              <text:p text:style-name="P7">Saber que el Usuario aceptó una Solicitud de Amistad</text:p>
            </text:list-item>
            <text:list-item>
              <text:p text:style-name="P7">Generar el nuevo Amigo</text:p>
            </text:list-item>
            <text:list-item>
              <text:p text:style-name="P7">Inclusión en algún grupo</text:p>
              <text:p text:style-name="P7"/>
            </text:list-item>
          </text:list>
        </text:list-item>
      </text:list>
      <text:p text:style-name="P4"/>
      <text:list xml:id="list147376667" text:continue-numbering="true" text:style-name="L2">
        <text:list-item>
          <text:p text:style-name="P5">Atributos</text:p>
          <text:list>
            <text:list-item>
              <text:p text:style-name="P7">Amigo nuevo</text:p>
            </text:list-item>
            <text:list-item>
              <text:p text:style-name="P7">Grupo de ubicación</text:p>
              <text:p text:style-name="P7"/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6-04T20:38:12</dc:date>
    <dc:creator>Marce </dc:creator>
    <meta:editing-duration>PT30M13S</meta:editing-duration>
    <meta:editing-cycles>9</meta:editing-cycles>
    <meta:generator>LibreOffice/3.3$Linux LibreOffice_project/330m19$Build-202</meta:generator>
    <meta:document-statistic meta:table-count="0" meta:image-count="0" meta:object-count="0" meta:page-count="2" meta:paragraph-count="55" meta:word-count="276" meta:character-count="1615"/>
  </office:meta>
</office:document-meta>
</file>